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Heading_20_2">
      <style:text-properties style:font-name="Arial1" fo:font-size="14pt" style:font-size-asian="14pt" style:font-size-complex="14pt"/>
    </style:style>
    <style:style style:name="P17" style:family="paragraph" style:parent-style-name="Heading_20_1" style:master-page-name="First_20_Page">
      <style:paragraph-properties style:page-number="auto"/>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2" style:family="paragraph" style:parent-style-name="Standard" style:list-style-name="L1"/>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fo:language="en" fo:country="US" style:language-complex="ar" style:country-complex="SA"/>
    </style:style>
    <style:style style:name="T9" style:family="text">
      <style:text-properties style:text-position="33% 80%"/>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33296256" text:id="ct533296256">
          <text:deletion>
            <office:change-info>
              <dc:creator>Bob Jacobsen</dc:creator>
              <dc:date>2010-10-10T10:54:00</dc:date>
            </office:change-info>
            <text:h text:style-name="P1" text:outline-level="1">Title</text:h>
          </text:deletion>
        </text:changed-region>
        <text:changed-region xml:id="ct533188496" text:id="ct533188496">
          <text:insertion>
            <office:change-info>
              <dc:creator>Bob Jacobsen</dc:creator>
              <dc:date>2010-10-10T10:54:00</dc:date>
            </office:change-info>
          </text:insertion>
        </text:changed-region>
        <text:changed-region xml:id="ct572822976" text:id="ct572822976">
          <text:insertion>
            <office:change-info>
              <dc:creator>Bob Jacobsen</dc:creator>
              <dc:date>2010-10-10T17:06:00</dc:date>
            </office:change-info>
          </text:insertion>
        </text:changed-region>
        <text:changed-region xml:id="ct572823072" text:id="ct572823072">
          <text:deletion>
            <office:change-info>
              <dc:creator>Bob Jacobsen</dc:creator>
              <dc:date>2010-10-10T17:11:00</dc:date>
            </office:change-info>
            <text:p text:style-name="Standard">adn</text:p>
          </text:deletion>
        </text:changed-region>
        <text:changed-region xml:id="ct533271584" text:id="ct533271584">
          <text:insertion>
            <office:change-info>
              <dc:creator>Bob Jacobsen</dc:creator>
              <dc:date>2010-10-10T17:06:00</dc:date>
            </office:change-info>
          </text:insertion>
        </text:changed-region>
        <text:changed-region xml:id="ct533268720" text:id="ct533268720">
          <text:deletion>
            <office:change-info>
              <dc:creator>Bob Jacobsen</dc:creator>
              <dc:date>2010-10-10T19:50:00</dc:date>
            </office:change-info>
            <text:p text:style-name="Standard">0x</text:p>
          </text:deletion>
        </text:changed-region>
        <text:changed-region xml:id="ct533177680" text:id="ct533177680">
          <text:insertion>
            <office:change-info>
              <dc:creator>Bob Jacobsen</dc:creator>
              <dc:date>2010-10-10T17:06:00</dc:date>
            </office:change-info>
          </text:insertion>
        </text:changed-region>
        <text:changed-region xml:id="ct533268864" text:id="ct533268864">
          <text:deletion>
            <office:change-info>
              <dc:creator>Bob Jacobsen</dc:creator>
              <dc:date>2010-10-10T19:50:00</dc:date>
            </office:change-info>
            <text:p text:style-name="Standard">0x</text:p>
          </text:deletion>
        </text:changed-region>
        <text:changed-region xml:id="ct533208544" text:id="ct533208544">
          <text:insertion>
            <office:change-info>
              <dc:creator>Bob Jacobsen</dc:creator>
              <dc:date>2010-10-10T17:06:00</dc:date>
            </office:change-info>
          </text:insertion>
        </text:changed-region>
        <text:changed-region xml:id="ct533268960" text:id="ct533268960">
          <text:deletion>
            <office:change-info>
              <dc:creator>Bob Jacobsen</dc:creator>
              <dc:date>2010-10-10T19:50:00</dc:date>
            </office:change-info>
            <text:p text:style-name="Standard">0x</text:p>
          </text:deletion>
        </text:changed-region>
        <text:changed-region xml:id="ct533176640" text:id="ct533176640">
          <text:insertion>
            <office:change-info>
              <dc:creator>Bob Jacobsen</dc:creator>
              <dc:date>2010-10-10T17:06:00</dc:date>
            </office:change-info>
          </text:insertion>
        </text:changed-region>
        <text:changed-region xml:id="ct533293760" text:id="ct533293760">
          <text:deletion>
            <office:change-info>
              <dc:creator>Bob Jacobsen</dc:creator>
              <dc:date>2010-10-10T19:50:00</dc:date>
            </office:change-info>
            <text:p text:style-name="Standard"><text:s/></text:p>
          </text:deletion>
        </text:changed-region>
        <text:changed-region xml:id="ct533264144" text:id="ct533264144">
          <text:insertion>
            <office:change-info>
              <dc:creator>Bob Jacobsen</dc:creator>
              <dc:date>2010-10-10T17:06:00</dc:date>
            </office:change-info>
          </text:insertion>
        </text:changed-region>
        <text:changed-region xml:id="ct588783120" text:id="ct588783120">
          <text:deletion>
            <office:change-info>
              <dc:creator>Bob Jacobsen</dc:creator>
              <dc:date>2010-10-10T17:06:00</dc:date>
            </office:change-info>
            <text:p text:style-name="Standard"/>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716542623"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533296256"/><text:change-start text:change-id="ct533188496"/>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text:change-end text:change-id="ct533188496"/><text:change-start text:change-id="ct572822976"/>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text:change-end text:change-id="ct572822976"/><text:change text:change-id="ct572823072"/><text:change-start text:change-id="ct533271584"/>Unless otherwise specified, OpenLCB fields are unsigned.</text:p>
      <text:p text:style-name="Standard">OpenLCB does not define a floating point representation (yet).</text:p>
      <text:h text:style-name="Heading_20_2" text:outline-level="2">Byte sequences</text:h>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p>
      <text:h text:style-name="Heading_20_2" text:outline-level="2">Strings</text:h>
      <text:p text:style-name="Standard">OpenLCB strings are sequences of plain ASCII 7-bit values. <text:s/>We want to retain the 0x80 bit in the first byte as a way of eventually indicating other codings. XML strings can start with a UTF BOM (either 0xEF, 0xFF or 0xFE in the 1<text:span text:style-name="T9">st</text:span> byte, since there's no need to support UTF-32BE or UTF-32LE), or the ASCII text for “&lt;?xml” which starts with 0x3C. </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h text:style-name="Heading_20_1" text:outline-level="1"><text:soft-page-break/>Presentation</text:h>
      <text:p text:style-name="Standard">OpenLCB documents use the prefix “0x” to indicate a hexadecimal value. <text:s/>Hexadecimal values are presented with capital letters: 0xAB not 0xab. A sequence of bytes only requires <text:span text:style-name="T6">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Constants should always include <text:span text:style-name="T6">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6">and</text:span> four bits in binary (0b1000,0000). Do not put a space after the comma. </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text:change-end text:change-id="ct533271584"/><text:change text:change-id="ct533268720"/><text:change-start text:change-id="ct533177680"/>02 <text:change-end text:change-id="ct533177680"/><text:change text:change-id="ct533268864"/><text:change-start text:change-id="ct533208544"/>03 <text:change-end text:change-id="ct533208544"/><text:change text:change-id="ct533268960"/><text:change-start text:change-id="ct533176640"/>04. <text:change-end text:change-id="ct533176640"/><text:change text:change-id="ct533293760"/><text:change-start text:change-id="ct533264144"/></text:p>
      <text:h text:style-name="P16" text:outline-level="2"><text:span text:style-name="T7">Presentation of a OpenLCB </text:span><text:span text:style-name="T8">message</text:span></text:h>
      <text:p text:style-name="Standard">OpenLCB messages are described in this format:</text:p>
      <text:p text:style-name="P12">Message Type Indicator: The 16-bit value, typically in hex notation, of the full MTI</text:p>
      <text:p text:style-name="P12">Destination address present: Whether this message includes <text:span text:style-name="T6">a destination address for a specific node. If no, the message is global.</text:span></text:p>
      <text:p text:style-name="P12">Simple subset: Whether the message is included in the “simple node subset” (defined where?)</text:p>
      <text:p text:style-name="P12">Priority group: A number from 0 to 3 that describes <text:span text:style-name="T6">the</text:span> line priority of the message; 0 can be sent before 3.</text:p>
      <text:p text:style-name="P12">Content: Description of data bytes, if any, included after fixed fields such as MTI and destination address.</text:p>
      <text:p text:style-name="P13">CAN frame format: Typical CAN frame, including header and data bytes. <text:s/>Source node ID alias is represented by “sss”. <text:s/>Destination node ID alias, if present, is represented by “ddd”.</text:p>
      <text:p text:style-name="P11"><text:soft-page-break/>Note that this information is not completely independent. <text:s/>The MTI value depends on simple subset, priority subgroup, etc, values. We present the full set, at some risk of inconsistency, to make it easier to understand the containing Standard.</text:p>
      <text:p text:style-name="P11">For more information, see the various “Message Networking” Standards and Technical Notes.</text:p>
      <text:p text:style-name="P11">Example:</text:p>
      <text:p text:style-name="P12">Message Type Indicator: 0x32F4</text:p>
      <text:p text:style-name="P12">Destination address present: Yes</text:p>
      <text:p text:style-name="P12">Simple subset: Yes</text:p>
      <text:p text:style-name="P12">Priority group: 1</text:p>
      <text:p text:style-name="P12">Content: Six bytes containing bits identifying the OpenLCB protocols supported by the sending node; see Section 6 below for coding.</text:p>
      <text:p text:style-name="P13">CAN frame format: 0x18dd,dsss 32 E4 vv vv vv vv vv vv</text:p>
      <text:p text:style-name="P11"/>
      <text:p text:style-name="Standard"><text:change-end text:change-id="ct533264144"/><text:change text:change-id="ct5887831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Data<text:tab/>1</text:p>
          <text:p text:style-name="P15"><text:s/>2.1 Numerical representation<text:tab/>1</text:p>
          <text:p text:style-name="P15"><text:s/>2.2 Byte sequences<text:tab/>1</text:p>
          <text:p text:style-name="P15"><text:s/>2.3 Strings<text:tab/>1</text:p>
          <text:p text:style-name="P14"><text:s/>3 Presentation<text:tab/>2</text:p>
          <text:p text:style-name="P15"><text:s/>3.1 Presentation of CAN Quantities<text:tab/>2</text:p>
          <text:p text:style-name="P15"><text:s/>3.2 Presentation of a OpenLCB messag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33280112" text:id="ct533280112">
            <text:deletion>
              <office:change-info>
                <dc:creator>Bob Jacobsen</dc:creator>
                <dc:date>2010-10-08T17:22:00</dc:date>
              </office:change-info>
              <text:p text:style-name="MP1">NMRA Technical Note (number)</text:p>
            </text:deletion>
          </text:changed-region>
          <text:changed-region xml:id="ct533280240" text:id="ct533280240">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33280112"/><text:change-start text:change-id="ct533280240"/>OpenLCB Common Information Technical Note<text:change-end text:change-id="ct533280240"/></text:p>
      </style:header>
      <style:footer>
        <text:tracked-changes>
          <text:changed-region xml:id="ct533282144" text:id="ct533282144">
            <text:deletion>
              <office:change-info>
                <dc:creator>Bob Jacobsen</dc:creator>
                <dc:date>2010-10-08T17:23:00</dc:date>
              </office:change-info>
              <text:p text:style-name="MP4"><text:span text:style-name="MT2">Title</text:span><text:span text:style-name="MT3"><text:tab/></text:span></text:p>
            </text:deletion>
          </text:changed-region>
          <text:changed-region xml:id="ct533285696" text:id="ct533285696">
            <text:insertion>
              <office:change-info>
                <dc:creator>Bob Jacobsen</dc:creator>
                <dc:date>2011-07-23T20:09:00</dc:date>
              </office:change-info>
            </text:insertion>
          </text:changed-region>
        </text:tracked-changes>
        <text:p text:style-name="MP4"><text:change text:change-id="ct533282144"/><text:change-start text:change-id="ct53328569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33285696"/><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1-07-25T20:11:48.99">7/25/2011</text:date></text:span></text:span></text:p>
      </style:footer>
    </style:master-page>
    <style:master-page style:name="First_20_Page" style:display-name="First Page" style:page-layout-name="Mpm2" style:next-style-name="Standard">
      <style:header>
        <text:tracked-changes>
          <text:changed-region xml:id="ct533292656" text:id="ct533292656">
            <text:deletion>
              <office:change-info>
                <dc:creator>Bob Jacobsen</dc:creator>
                <dc:date>2010-10-07T21:46:00</dc:date>
              </office:change-info>
              <text:p text:style-name="MP7"><text:span text:style-name="MT4">NMRA TECHNICAL NOTES</text:span></text:p>
            </text:deletion>
          </text:changed-region>
          <text:changed-region xml:id="ct533283424" text:id="ct533283424">
            <text:insertion>
              <office:change-info>
                <dc:creator>Bob Jacobsen</dc:creator>
                <dc:date>2010-10-08T17:19:00</dc:date>
              </office:change-info>
            </text:insertion>
          </text:changed-region>
          <text:changed-region xml:id="ct533293168" text:id="ct533293168">
            <text:insertion>
              <office:change-info>
                <dc:creator>Bob Jacobsen</dc:creator>
                <dc:date>2010-10-10T10:54:00</dc:date>
              </office:change-info>
            </text:insertion>
          </text:changed-region>
          <text:changed-region xml:id="ct533279872" text:id="ct533279872">
            <text:deletion>
              <office:change-info>
                <dc:creator>Bob Jacobsen</dc:creator>
                <dc:date>2010-10-10T17:04:00</dc:date>
              </office:change-info>
              <text:p text:style-name="MP7">(title)</text:p>
            </text:deletion>
          </text:changed-region>
          <text:changed-region xml:id="ct533279968" text:id="ct533279968">
            <text:insertion>
              <office:change-info>
                <dc:creator>Bob Jacobsen</dc:creator>
                <dc:date>2010-10-10T17:04:00</dc:date>
              </office:change-info>
            </text:insertion>
          </text:changed-region>
          <text:changed-region xml:id="ct533288480" text:id="ct533288480">
            <text:deletion>
              <office:change-info>
                <dc:creator>Bob Jacobsen</dc:creator>
                <dc:date>2010-10-08T17:19:00</dc:date>
              </office:change-info>
              <text:p text:style-name="MP7">(date)</text:p>
            </text:deletion>
          </text:changed-region>
          <text:changed-region xml:id="ct533276768" text:id="ct533276768">
            <text:insertion>
              <office:change-info>
                <dc:creator>Bob Jacobsen</dc:creator>
                <dc:date>2010-10-14T08:42:00</dc:date>
              </office:change-info>
            </text:insertion>
          </text:changed-region>
          <text:changed-region xml:id="ct533294240" text:id="ct533294240">
            <text:deletion>
              <office:change-info>
                <dc:creator>Bob Jacobsen</dc:creator>
                <dc:date>2010-10-07T21:47:00</dc:date>
              </office:change-info>
              <text:p text:style-name="MP7">(number)</text:p>
            </text:deletion>
          </text:changed-region>
          <text:changed-region xml:id="ct533280480" text:id="ct533280480">
            <text:insertion>
              <office:change-info>
                <dc:creator>Bob Jacobsen</dc:creator>
                <dc:date>2010-10-10T12:1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533292656"/><text:change-start text:change-id="ct533283424"/>OpenLCB <text:change-end text:change-id="ct533283424"/><text:change-start text:change-id="ct533293168"/>Technical Note<text:change-end text:change-id="ct53329316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33279872"/><text:change-start text:change-id="ct533279968"/>Common Information<text:change-end text:change-id="ct53327996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533288480"/><text:change-start text:change-id="ct533276768"/><text:date style:data-style-name="N75" text:date-value="2011-07-25T20:11:48.99">Jul 25, 2011</text:date><text:change-end text:change-id="ct533276768"/></text:p>
            </table:table-cell>
            <table:table-cell table:style-name="Table1.C1" office:value-type="string">
              <text:p text:style-name="MP7"><text:change text:change-id="ct533294240"/><text:change-start text:change-id="ct533280480"/>Preliminary<text:change-end text:change-id="ct533280480"/></text:p>
            </table:table-cell>
          </table:table-row>
        </table:table>
        <text:p text:style-name="Header"/>
      </style:header>
      <style:footer>
        <text:tracked-changes>
          <text:changed-region xml:id="ct533299056" text:id="ct533299056">
            <text:deletion>
              <office:change-info>
                <dc:creator>Bob Jacobsen</dc:creator>
                <dc:date>2011-07-23T20:09:00</dc:date>
              </office:change-info>
              <text:p text:style-name="MP8"><text:span text:style-name="MT5">and A. Shepherd</text:span></text:p>
            </text:deletion>
          </text:changed-region>
          <text:changed-region xml:id="ct533298960" text:id="ct533298960">
            <text:deletion>
              <office:change-info>
                <dc:creator>Bob Jacobsen</dc:creator>
                <dc:date>2010-10-08T17:21:00</dc:date>
              </office:change-info>
              <text:p text:style-name="MP8"><text:span text:style-name="MT5">A. Robinson, </text:span></text:p>
            </text:deletion>
          </text:changed-region>
          <text:changed-region xml:id="ct533302224" text:id="ct533302224">
            <text:deletion>
              <office:change-info>
                <dc:creator>Bob Jacobsen</dc:creator>
                <dc:date>2011-07-23T20:09:00</dc:date>
              </office:change-info>
              <text:p text:style-name="MP8"><text:span text:style-name="MT5">, by J. Day, D. Harris, B. Jacobsen, </text:span></text:p>
            </text:deletion>
          </text:changed-region>
          <text:changed-region xml:id="ct533302480" text:id="ct533302480">
            <text:deletion>
              <office:change-info>
                <dc:creator>Bob Jacobsen</dc:creator>
                <dc:date>2010-10-07T21:47:00</dc:date>
              </office:change-info>
              <text:p text:style-name="MP8"><text:span text:style-name="MT5">90</text:span></text:p>
            </text:deletion>
          </text:changed-region>
          <text:changed-region xml:id="ct533302384" text:id="ct533302384">
            <text:deletion>
              <office:change-info>
                <dc:creator>Bob Jacobsen</dc:creator>
                <dc:date>2011-07-23T20:09:00</dc:date>
              </office:change-info>
              <text:p text:style-name="MP8"><text:span text:style-name="MT5">Copyright 20</text:span></text:p>
            </text:deletion>
          </text:changed-region>
          <text:changed-region xml:id="ct533295808" text:id="ct533295808">
            <text:insertion>
              <office:change-info>
                <dc:creator>Bob Jacobsen</dc:creator>
                <dc:date>2011-07-23T20:09:00</dc:date>
              </office:change-info>
            </text:insertion>
          </text:changed-region>
        </text:tracked-changes>
        <text:p text:style-name="MP8"><text:change text:change-id="ct533299056"/><text:change text:change-id="ct533298960"/><text:change text:change-id="ct533302224"/><text:change text:change-id="ct533302480"/><text:change text:change-id="ct533302384"/><text:change-start text:change-id="ct53329580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33295808"/><text:span text:style-name="MT5"><text:tab/></text:span><text:span text:style-name="MT6">Page </text:span><text:span text:style-name="Page_20_Number"><text:span text:style-name="MT6"><text:page-number text:select-page="current">3</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1-07-25T20:11:48.99">7/25/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80</meta:editing-cycles>
    <meta:editing-duration>PT12H37M39S</meta:editing-duration>
    <meta:generator>OpenOffice.org/3.3$Unix OpenOffice.org_project/330m20$Build-9567</meta:generator>
    <dc:date>2011-07-25T20:11:49</dc:date>
    <dc:creator>Bob Jacobsen</dc:creator>
    <meta:keyword>Common Information</meta:keyword>
    <meta:document-statistic meta:table-count="1" meta:image-count="1" meta:object-count="0" meta:page-count="3" meta:paragraph-count="86" meta:word-count="976" meta:character-count="6014"/>
    <meta:user-defined meta:name="Info 1"/>
    <meta:user-defined meta:name="Info 2"/>
    <meta:user-defined meta:name="Info 3"/>
    <meta:user-defined meta:name="Info 4"/>
  </office:meta>
</office:document-meta>
</file>